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list-style-name="LFO1" style:family="paragraph">
      <style:text-properties fo:language="fr" fo:country="FR"/>
    </style:style>
    <style:style style:name="P4" style:parent-style-name="Standard" style:list-style-name="LFO2" style:family="paragraph">
      <style:text-properties fo:language="fr" fo:country="FR"/>
    </style:style>
    <style:style style:name="P5" style:parent-style-name="Standard" style:list-style-name="LFO2" style:family="paragraph">
      <style:text-properties fo:language="fr" fo:country="FR"/>
    </style:style>
    <style:style style:name="P6" style:parent-style-name="Standard" style:list-style-name="LFO2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list-style-name="LFO3" style:family="paragraph">
      <style:text-properties fo:language="fr" fo:country="FR"/>
    </style:style>
    <style:style style:name="P9" style:parent-style-name="Standard" style:list-style-name="LFO2" style:family="paragraph">
      <style:text-properties fo:language="fr" fo:country="FR"/>
    </style:style>
    <style:style style:name="P10" style:parent-style-name="Standard" style:list-style-name="LFO2" style:family="paragraph">
      <style:text-properties fo:language="fr" fo:country="FR"/>
    </style:style>
    <style:style style:name="P11" style:parent-style-name="Standard" style:list-style-name="LFO2" style:family="paragraph">
      <style:text-properties fo:language="fr" fo:country="FR"/>
    </style:style>
    <style:style style:name="P12" style:parent-style-name="Standard" style:list-style-name="LFO2" style:family="paragraph">
      <style:text-properties fo:language="fr" fo:country="FR"/>
    </style:style>
    <style:style style:name="P13" style:parent-style-name="Standard" style:list-style-name="LFO2" style:family="paragraph"/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T16" style:parent-style-name="Lienhypertexte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18" style:parent-style-name="Lienhypertexte" style:family="text">
      <style:text-properties fo:language="fr" fo:country="FR"/>
    </style:style>
    <style:style style:name="T19" style:parent-style-name="Policepardéfaut" style:family="text">
      <style:text-properties fo:language="fr" fo:country="FR"/>
    </style:style>
    <style:style style:name="T20" style:parent-style-name="Lienhypertexte" style:family="text">
      <style:text-properties fo:language="fr" fo:country="FR"/>
    </style:style>
    <style:style style:name="T21" style:parent-style-name="Policepardéfaut" style:family="text">
      <style:text-properties fo:language="fr" fo:country="FR"/>
    </style:style>
    <style:style style:name="T22" style:parent-style-name="Lienhypertexte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P24" style:parent-style-name="Standard" style:list-style-name="LFO2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list-style-name="LFO4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list-style-name="LFO4" style:family="paragraph">
      <style:text-properties fo:language="fr" fo:country="FR"/>
    </style:style>
    <style:style style:name="P29" style:parent-style-name="Standard" style:list-style-name="LFO2" style:family="paragraph"/>
    <style:style style:name="P30" style:parent-style-name="Standard" style:list-style-name="LFO2" style:family="paragraph">
      <style:text-properties fo:language="fr" fo:country="FR"/>
    </style:style>
    <style:style style:name="P31" style:parent-style-name="Standard" style:list-style-name="LFO2" style:family="paragraph"/>
    <style:style style:name="T32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Agenda M1 MIASHS</text:p>
      <text:p text:style-name="P2"/>
      <text:list text:style-name="LFO1" text:continue-numbering="true">
        <text:list-item>
          <text:p text:style-name="P3">Bibliographie (SA,<text:s/>indicateurs,<text:s/>données<text:s/>liées, méthodes de traitement, etc.)</text:p>
        </text:list-item>
      </text:list>
      <text:list text:style-name="LFO2" text:continue-numbering="true">
        <text:list-item>
          <text:p text:style-name="P4">Lecture de la documentation que j’ai donnée<text:s/></text:p>
        </text:list-item>
        <text:list-item>
          <text:p text:style-name="P5">Recherche d’autres documents</text:p>
        </text:list-item>
        <text:list-item>
          <text:p text:style-name="P6">Compte rendu des articles étudiés et des<text:s/>informations obtenues<text:s/></text:p>
        </text:list-item>
      </text:list>
      <text:p text:style-name="P7"/>
      <text:list text:style-name="LFO3" text:continue-numbering="true">
        <text:list-item>
          <text:p text:style-name="P8">Données<text:s/></text:p>
        </text:list-item>
      </text:list>
      <text:list text:style-name="LFO2" text:continue-numbering="true">
        <text:list-item>
          <text:p text:style-name="P9">Obtenir jeu de données CSI de 2014-2018 (concaténation des 5 JDD, calcul du CSI, etc.)</text:p>
        </text:list-item>
        <text:list-item>
          <text:p text:style-name="P10">Analyse descriptive CSI (proportion de NA par question ; proportion de « oui » par question ; CSI moyen / année ; / Région ; / province ; / Région &amp; Année</text:p>
        </text:list-item>
        <text:list-item>
          <text:p text:style-name="P11">Spatialisation ; Carte de la distribution spatiale de la variable réponse (/commune ; / province ; /région ; /région &amp; année)</text:p>
        </text:list-item>
        <text:list-item>
          <text:p text:style-name="P12">Comparaison des résultats avec d’autres jeux de données (WFP (2018) ; Données EPA septembre de chaque année)</text:p>
        </text:list-item>
        <text:list-item>
          <text:p text:style-name="P13"><text:span text:style-name="T14">R</text:span><text:span text:style-name="T15">echerche de variables explicatives disponibles de 2014 à 2018 (</text:span><text:a xlink:href="https://data.humdata.org/dataset" office:target-frame-name="_top" xlink:show="replace"><text:span text:style-name="T16">https://data.humdata.org/dataset</text:span></text:a><text:span text:style-name="T17">;<text:s/></text:span><text:a xlink:href="https://data.gov.bf/" office:target-frame-name="_top" xlink:show="replace"><text:span text:style-name="T18">https://data.gov.bf/</text:span></text:a><text:span text:style-name="T19">;<text:s/></text:span><text:a xlink:href="https://data.worldbank.org/country/BF" office:target-frame-name="_top" xlink:show="replace"><text:span text:style-name="T20">https://data.worldbank.org/country/BF</text:span></text:a><text:span text:style-name="T21">;<text:s/></text:span><text:a xlink:href="https://modis.gsfc.nasa.gov/data/" office:target-frame-name="_top" xlink:show="replace"><text:span text:style-name="T22">https://modis.gsfc.nasa.gov/data/</text:span></text:a><text:span text:style-name="T23">)</text:span></text:p>
        </text:list-item>
        <text:list-item>
          <text:p text:style-name="P24">Nettoyage, mise en forme et analyse descriptive de ces variables</text:p>
        </text:list-item>
      </text:list>
      <text:p text:style-name="P25"/>
      <text:list text:style-name="LFO4" text:continue-numbering="true">
        <text:list-item>
          <text:p text:style-name="P26">Machine learning<text:s/></text:p>
        </text:list-item>
      </text:list>
      <text:p text:style-name="P27"/>
      <text:list text:style-name="LFO4" text:continue-numbering="true">
        <text:list-item>
          <text:p text:style-name="P28">Outils et Logiciels :</text:p>
        </text:list-item>
      </text:list>
      <text:list text:style-name="LFO2" text:continue-numbering="true">
        <text:list-item>
          <text:p text:style-name="P29">Python (Pycharme ?<text:s/>librairies : pandas, numpy, sklearn, gdal, geopandas, rasterstats, matplotlib)</text:p>
        </text:list-item>
        <text:list-item>
          <text:p text:style-name="P30">Qgis (pratique pour visualiser facilement des données spatiales)</text:p>
        </text:list-item>
        <text:list-item>
          <text:p text:style-name="P31"><text:span text:style-name="T32">Overleaf (pour rédiger le mémoir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eglise</dc:creator>
    <meta:creation-date>2017-10-20T23:40:00Z</meta:creation-date>
    <dc:date>2020-09-15T13:17:00Z</dc:date>
    <meta:template xlink:href="Normal.dotm" xlink:type="simple"/>
    <meta:editing-cycles>15</meta:editing-cycles>
    <meta:editing-duration>PT7320S</meta:editing-duration>
    <meta:document-statistic meta:page-count="1" meta:paragraph-count="2" meta:word-count="217" meta:character-count="1411" meta:row-count="9" meta:non-whitespace-character-count="1196"/>
  </office:meta>
</office:document-meta>
</file>